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6bd4f" officeooo:paragraph-rsid="0006bd4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37 – Hasta esta hora he revisado los modelos que tenemos en nuestro proyecto, no encontré ningun dato faltan te, esto lo hago con la finalidad de seguir con la implementación de la API que eyden ha empezado ya.</text:p>
      <text:p text:style-name="P1"/>
      <text:p text:style-name="P1">Mientras hacía esto, los compañeros Rolón y Erick terminaro de hacer pruebas Xbee-Arduino Ethernet y enseguida levante el servidor <text:s/>en la raspberry y conectamos.</text:p>
      <text:p text:style-name="P1"/>
      <text:p text:style-name="P1">El trabajo ha funcionado, un end-device envía datos al arduino ethernet (controlador) por medio de xBee y este a su vez hace una petición GET al servidor insertando los valores de los sens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4T10:16:15.068959006</meta:creation-date>
    <meta:generator>LibreOffice/5.3.7.2.0$Linux_X86_64 LibreOffice_project/30m0$Build-2</meta:generator>
    <dc:date>2018-01-24T10:43:32.862242603</dc:date>
    <meta:editing-duration>PT27M20S</meta:editing-duration>
    <meta:editing-cycles>1</meta:editing-cycles>
    <meta:document-statistic meta:table-count="0" meta:image-count="0" meta:object-count="0" meta:page-count="1" meta:paragraph-count="3" meta:word-count="95" meta:character-count="567" meta:non-whitespace-character-count="473"/>
  </office:meta>
</office:document-meta>
</file>